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766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date" office:date-value="2025-05-19" calcext:value-type="date">
            <text:p>19.05.2025</text:p>
          </table:table-cell>
          <table:table-cell table:style-name="ce26" office:value-type="string" calcext:value-type="string">
            <text:p>- Tänään oli opettelemista miten käyttää toFixed</text:p>
            <text:p>komentoa, jotta pystyn pyöristämään numeron</text:p>
            <text:p>Kahteen desimaaliin</text:p>
          </table:table-cell>
          <table:table-cell table:style-name="ce26" office:value-type="string" calcext:value-type="string">
            <text:p>Tämän päivän aikana sain tehtyä hyvin yksinkertaisen laskurin minun sovellukselle.</text:p>
            <text:p>Aloitin myös tekemään osiota mistä voi lisätä tuotteita ostoskoriin. Sain tehtyä</text:p>
            <text:p>yksinkertaisen alun tälle toiminnolle.</text:p>
          </table:table-cell>
          <table:table-cell table:style-name="ce30" office:value-type="string" calcext:value-type="string">
            <text:p>10:10-10:40</text:p>
            <text:p>14:45-15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4">
          <table:table-cell table:style-name="ce18" office:value-type="date" office:date-value="2025-05-22" calcext:value-type="date">
            <text:p>22.05.2025</text:p>
          </table:table-cell>
          <table:table-cell table:style-name="ce25" office:value-type="string" calcext:value-type="string">
            <text:p>-Opin tänään tallentamaan getElementId </text:p>
            <text:p>Kauniisti. Tallennan sen objectiin.</text:p>
          </table:table-cell>
          <table:table-cell table:style-name="ce25" office:value-type="string" calcext:value-type="string">
            <text:p>Tänään lisäsin footer pohjan, jonka olen tehnyt jo aikaisemmin. Samalla lisäsin </text:p>
            <text:p>kalenterin, jonka tarkoituksena on näyttää päivittäiset tai viikkottaiset budjetit. Korjasin</text:p>
            <text:p>myös esittely osiosta tekstin ja kuvan asettelun.</text:p>
          </table:table-cell>
          <table:table-cell table:style-name="ce11" office:value-type="string" calcext:value-type="string">
            <text:p>11:40-12:4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date" office:date-value="2025-05-23" calcext:value-type="date">
            <text:p>23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6" calcext:value-type="date">
            <text:p>26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6" calcext:value-type="float">
            <text:p>6</text:p>
          </table:table-cell>
        </table:table-row>
        <table:table-row table:style-name="ro5">
          <table:table-cell table:style-name="ce5"/>
          <table:table-cell table:number-columns-repeated="4"/>
        </table:table-row>
        <table:table-row table:style-name="ro5" table:number-rows-repeated="104855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1:37:37.301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22T12:41:36.718000000</dc:date>
    <meta:editing-duration>PT6H36M40S</meta:editing-duration>
    <meta:editing-cycles>21</meta:editing-cycles>
    <meta:generator>LibreOffice/24.8.6.2$Windows_X86_64 LibreOffice_project/6d98ba145e9a8a39fc57bcc76981d1fb1316c60c</meta:generator>
    <meta:document-statistic meta:table-count="1" meta:cell-count="51" meta:object-count="0"/>
  </office:meta>
</office:document-meta>
</file>